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2">
          <table:table-cell/>
          <table:table-cell office:value-type="string" table:number-columns-spanned="4" table:number-rows-spanned="1">
            <text:p>local_init</text:p>
          </table:table-cell>
          <table:covered-table-cell table:number-columns-repeated="3"/>
          <table:table-cell office:value-type="string" table:number-columns-spanned="4" table:number-rows-spanned="1">
            <text:p>local_full</text:p>
          </table:table-cell>
          <table:covered-table-cell table:number-columns-repeated="3"/>
          <table:table-cell office:value-type="string" table:number-columns-spanned="4" table:number-rows-spanned="1">
            <text:p>rpc_full</text:p>
          </table:table-cell>
          <table:covered-table-cell table:number-columns-repeated="3"/>
          <table:table-cell office:value-type="string" table:number-columns-spanned="4" table:number-rows-spanned="1">
            <text:p>rpc_init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real</text:p>
          </table:table-cell>
          <table:table-cell office:value-type="string">
            <text:p>usr</text:p>
          </table:table-cell>
          <table:table-cell office:value-type="string">
            <text:p>sys</text:p>
          </table:table-cell>
          <table:table-cell/>
          <table:table-cell office:value-type="string">
            <text:p>real</text:p>
          </table:table-cell>
          <table:table-cell office:value-type="string">
            <text:p>usr</text:p>
          </table:table-cell>
          <table:table-cell office:value-type="string">
            <text:p>sys</text:p>
          </table:table-cell>
          <table:table-cell/>
          <table:table-cell office:value-type="string">
            <text:p>real</text:p>
          </table:table-cell>
          <table:table-cell office:value-type="string">
            <text:p>usr</text:p>
          </table:table-cell>
          <table:table-cell office:value-type="string">
            <text:p>sys</text:p>
          </table:table-cell>
          <table:table-cell table:number-columns-repeated="5"/>
        </table:table-row>
        <table:table-row table:style-name="ro4">
          <table:table-cell table:style-name="ce1" office:value-type="float" office:value="10">
            <text:p>10</text:p>
          </table:table-cell>
          <table:table-cell office:value-type="string">
            <text:p>0m0.029s</text:p>
          </table:table-cell>
          <table:table-cell office:value-type="string">
            <text:p>0m0.020s</text:p>
          </table:table-cell>
          <table:table-cell office:value-type="string">
            <text:p>0m0.008s</text:p>
          </table:table-cell>
          <table:table-cell/>
          <table:table-cell office:value-type="string">
            <text:p>0m0.066s</text:p>
          </table:table-cell>
          <table:table-cell office:value-type="string">
            <text:p>0m0.028s</text:p>
          </table:table-cell>
          <table:table-cell office:value-type="string">
            <text:p>0m0.036s</text:p>
          </table:table-cell>
          <table:table-cell/>
          <table:table-cell office:value-type="string">
            <text:p>0m2.859s</text:p>
          </table:table-cell>
          <table:table-cell office:value-type="string">
            <text:p>0m0.300s</text:p>
          </table:table-cell>
          <table:table-cell office:value-type="string">
            <text:p>0m1.504s</text:p>
          </table:table-cell>
          <table:table-cell/>
          <table:table-cell office:value-type="string">
            <text:p>0m0.026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</table:table-row>
        <table:table-row table:style-name="ro4">
          <table:table-cell table:style-name="ce1" office:value-type="float" office:value="10">
            <text:p>10</text:p>
          </table:table-cell>
          <table:table-cell office:value-type="string">
            <text:p>0m0.029s</text:p>
          </table:table-cell>
          <table:table-cell table:number-columns-repeated="2" office:value-type="string">
            <text:p>0m0.012s</text:p>
          </table:table-cell>
          <table:table-cell/>
          <table:table-cell office:value-type="string">
            <text:p>0m0.070s</text:p>
          </table:table-cell>
          <table:table-cell office:value-type="string">
            <text:p>0m0.036s</text:p>
          </table:table-cell>
          <table:table-cell office:value-type="string">
            <text:p>0m0.032s</text:p>
          </table:table-cell>
          <table:table-cell/>
          <table:table-cell office:value-type="string">
            <text:p>0m2.717s</text:p>
          </table:table-cell>
          <table:table-cell office:value-type="string">
            <text:p>0m0.284s</text:p>
          </table:table-cell>
          <table:table-cell office:value-type="string">
            <text:p>0m1.420s</text:p>
          </table:table-cell>
          <table:table-cell/>
          <table:table-cell office:value-type="string">
            <text:p>0m0.027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</table:table-row>
        <table:table-row table:style-name="ro4">
          <table:table-cell table:style-name="ce1" office:value-type="float" office:value="10">
            <text:p>10</text:p>
          </table:table-cell>
          <table:table-cell office:value-type="string">
            <text:p>0m0.029s</text:p>
          </table:table-cell>
          <table:table-cell office:value-type="string">
            <text:p>0m0.024s</text:p>
          </table:table-cell>
          <table:table-cell office:value-type="string">
            <text:p>0m0.004s</text:p>
          </table:table-cell>
          <table:table-cell/>
          <table:table-cell office:value-type="string">
            <text:p>0m0.069s</text:p>
          </table:table-cell>
          <table:table-cell office:value-type="string">
            <text:p>0m0.048s</text:p>
          </table:table-cell>
          <table:table-cell office:value-type="string">
            <text:p>0m0.016s</text:p>
          </table:table-cell>
          <table:table-cell/>
          <table:table-cell office:value-type="string">
            <text:p>0m3.290s</text:p>
          </table:table-cell>
          <table:table-cell office:value-type="string">
            <text:p>0m0.000s</text:p>
          </table:table-cell>
          <table:table-cell office:value-type="string">
            <text:p>0m2.052s</text:p>
          </table:table-cell>
          <table:table-cell/>
          <table:table-cell office:value-type="string">
            <text:p>0m0.024s</text:p>
          </table:table-cell>
          <table:table-cell office:value-type="string">
            <text:p>0m0.000s</text:p>
          </table:table-cell>
          <table:table-cell office:value-type="string">
            <text:p>0m0.004s</text:p>
          </table:table-cell>
          <table:table-cell/>
        </table:table-row>
        <table:table-row table:style-name="ro4">
          <table:table-cell table:style-name="ce1" office:value-type="float" office:value="10">
            <text:p>10</text:p>
          </table:table-cell>
          <table:table-cell office:value-type="string">
            <text:p>0m0.029s</text:p>
          </table:table-cell>
          <table:table-cell office:value-type="string">
            <text:p>0m0.020s</text:p>
          </table:table-cell>
          <table:table-cell office:value-type="string">
            <text:p>0m0.004s</text:p>
          </table:table-cell>
          <table:table-cell/>
          <table:table-cell office:value-type="string">
            <text:p>0m0.066s</text:p>
          </table:table-cell>
          <table:table-cell office:value-type="string">
            <text:p>0m0.044s</text:p>
          </table:table-cell>
          <table:table-cell office:value-type="string">
            <text:p>0m0.020s</text:p>
          </table:table-cell>
          <table:table-cell/>
          <table:table-cell office:value-type="string">
            <text:p>0m2.916s</text:p>
          </table:table-cell>
          <table:table-cell office:value-type="string">
            <text:p>0m0.000s</text:p>
          </table:table-cell>
          <table:table-cell office:value-type="string">
            <text:p>0m1.828s</text:p>
          </table:table-cell>
          <table:table-cell table:number-columns-repeated="5"/>
        </table:table-row>
        <table:table-row table:style-name="ro4">
          <table:table-cell table:style-name="ce1" office:value-type="float" office:value="10">
            <text:p>10</text:p>
          </table:table-cell>
          <table:table-cell office:value-type="string">
            <text:p>0m0.028s</text:p>
          </table:table-cell>
          <table:table-cell office:value-type="string">
            <text:p>0m0.020s</text:p>
          </table:table-cell>
          <table:table-cell office:value-type="string">
            <text:p>0m0.008s</text:p>
          </table:table-cell>
          <table:table-cell/>
          <table:table-cell office:value-type="string">
            <text:p>0m0.066s</text:p>
          </table:table-cell>
          <table:table-cell office:value-type="string">
            <text:p>0m0.028s</text:p>
          </table:table-cell>
          <table:table-cell office:value-type="string">
            <text:p>0m0.032s</text:p>
          </table:table-cell>
          <table:table-cell/>
          <table:table-cell office:value-type="string">
            <text:p>0m2.935s</text:p>
          </table:table-cell>
          <table:table-cell office:value-type="string">
            <text:p>0m0.000s</text:p>
          </table:table-cell>
          <table:table-cell office:value-type="string">
            <text:p>0m1.840s</text:p>
          </table:table-cell>
          <table:table-cell table:number-columns-repeated="5"/>
        </table:table-row>
        <table:table-row table:style-name="ro4">
          <table:table-cell table:style-name="ce1" office:value-type="float" office:value="10">
            <text:p>10</text:p>
          </table:table-cell>
          <table:table-cell office:value-type="string">
            <text:p>0m0.029s</text:p>
          </table:table-cell>
          <table:table-cell table:number-columns-repeated="2" office:value-type="string">
            <text:p>0m0.012s</text:p>
          </table:table-cell>
          <table:table-cell/>
          <table:table-cell office:value-type="string">
            <text:p>0m0.064s</text:p>
          </table:table-cell>
          <table:table-cell office:value-type="string">
            <text:p>0m0.024s</text:p>
          </table:table-cell>
          <table:table-cell office:value-type="string">
            <text:p>0m0.040s</text:p>
          </table:table-cell>
          <table:table-cell/>
          <table:table-cell office:value-type="string">
            <text:p>0m2.922s</text:p>
          </table:table-cell>
          <table:table-cell office:value-type="string">
            <text:p>0m0.920s</text:p>
          </table:table-cell>
          <table:table-cell office:value-type="string">
            <text:p>0m0.916s</text:p>
          </table:table-cell>
          <table:table-cell table:number-columns-repeated="5"/>
        </table:table-row>
        <table:table-row table:style-name="ro4">
          <table:table-cell table:style-name="ce1" office:value-type="float" office:value="10">
            <text:p>10</text:p>
          </table:table-cell>
          <table:table-cell office:value-type="string">
            <text:p>0m0.028s</text:p>
          </table:table-cell>
          <table:table-cell office:value-type="string">
            <text:p>0m0.008s</text:p>
          </table:table-cell>
          <table:table-cell office:value-type="string">
            <text:p>0m0.016s</text:p>
          </table:table-cell>
          <table:table-cell/>
          <table:table-cell office:value-type="string">
            <text:p>0m0.077s</text:p>
          </table:table-cell>
          <table:table-cell office:value-type="string">
            <text:p>0m0.040s</text:p>
          </table:table-cell>
          <table:table-cell office:value-type="string">
            <text:p>0m0.032s</text:p>
          </table:table-cell>
          <table:table-cell/>
          <table:table-cell office:value-type="string">
            <text:p>0m3.147s</text:p>
          </table:table-cell>
          <table:table-cell office:value-type="string">
            <text:p>0m0.004s</text:p>
          </table:table-cell>
          <table:table-cell office:value-type="string">
            <text:p>0m1.952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0.024s</text:p>
          </table:table-cell>
          <table:table-cell table:number-columns-repeated="3"/>
          <table:table-cell office:value-type="string">
            <text:p>0.064s</text:p>
          </table:table-cell>
          <table:table-cell table:number-columns-repeated="3"/>
          <table:table-cell office:value-type="string">
            <text:p>1.8s</text:p>
          </table:table-cell>
          <table:table-cell table:number-columns-repeated="3"/>
          <table:table-cell table:style-name="ce2" office:value-type="string">
            <text:p>0.004s</text:p>
          </table:table-cell>
          <table:table-cell/>
        </table:table-row>
        <table:table-row table:style-name="ro4">
          <table:table-cell table:number-columns-repeated="17"/>
        </table:table-row>
        <table:table-row table:style-name="ro4">
          <table:table-cell table:style-name="ce1" office:value-type="float" office:value="100">
            <text:p>100</text:p>
          </table:table-cell>
          <table:table-cell table:number-columns-repeated="4"/>
          <table:table-cell office:value-type="string">
            <text:p>0m0.326s</text:p>
          </table:table-cell>
          <table:table-cell office:value-type="string">
            <text:p>0m0.216s</text:p>
          </table:table-cell>
          <table:table-cell office:value-type="string">
            <text:p>0m0.108s</text:p>
          </table:table-cell>
          <table:table-cell office:value-type="float" office:value="0.324">
            <text:p>0.324</text:p>
          </table:table-cell>
          <table:table-cell office:value-type="string">
            <text:p>0m30.909s</text:p>
          </table:table-cell>
          <table:table-cell office:value-type="string">
            <text:p>0m3.624s</text:p>
          </table:table-cell>
          <table:table-cell office:value-type="string">
            <text:p>0m15.928s</text:p>
          </table:table-cell>
          <table:table-cell table:number-columns-repeated="5"/>
        </table:table-row>
        <table:table-row table:style-name="ro4">
          <table:table-cell table:style-name="ce1" office:value-type="float" office:value="100">
            <text:p>100</text:p>
          </table:table-cell>
          <table:table-cell table:number-columns-repeated="4"/>
          <table:table-cell office:value-type="string">
            <text:p>0m0.359s</text:p>
          </table:table-cell>
          <table:table-cell office:value-type="string">
            <text:p>0m0.236s</text:p>
          </table:table-cell>
          <table:table-cell office:value-type="string">
            <text:p>0m0.120s</text:p>
          </table:table-cell>
          <table:table-cell office:value-type="float" office:value="0.356">
            <text:p>0.356</text:p>
          </table:table-cell>
          <table:table-cell office:value-type="string">
            <text:p>0m31.477s</text:p>
          </table:table-cell>
          <table:table-cell office:value-type="string">
            <text:p>0m1.592s</text:p>
          </table:table-cell>
          <table:table-cell office:value-type="string">
            <text:p>0m18.324s</text:p>
          </table:table-cell>
          <table:table-cell table:number-columns-repeated="5"/>
        </table:table-row>
        <table:table-row table:style-name="ro4">
          <table:table-cell table:style-name="ce1" office:value-type="float" office:value="100">
            <text:p>100</text:p>
          </table:table-cell>
          <table:table-cell table:number-columns-repeated="4"/>
          <table:table-cell office:value-type="string">
            <text:p>0m0.322s</text:p>
          </table:table-cell>
          <table:table-cell office:value-type="string">
            <text:p>0m0.200s</text:p>
          </table:table-cell>
          <table:table-cell office:value-type="string">
            <text:p>0m0.124s</text:p>
          </table:table-cell>
          <table:table-cell office:value-type="float" office:value="0.324">
            <text:p>0.324</text:p>
          </table:table-cell>
          <table:table-cell office:value-type="string">
            <text:p>0m31.029s</text:p>
          </table:table-cell>
          <table:table-cell office:value-type="string">
            <text:p>0m1.708s</text:p>
          </table:table-cell>
          <table:table-cell office:value-type="string">
            <text:p>0m17.920s</text:p>
          </table:table-cell>
          <table:table-cell table:number-columns-repeated="5"/>
        </table:table-row>
        <table:table-row table:style-name="ro4">
          <table:table-cell table:style-name="ce1" office:value-type="float" office:value="100">
            <text:p>100</text:p>
          </table:table-cell>
          <table:table-cell table:number-columns-repeated="4"/>
          <table:table-cell office:value-type="string">
            <text:p>0m0.372s</text:p>
          </table:table-cell>
          <table:table-cell office:value-type="string">
            <text:p>0m0.244s</text:p>
          </table:table-cell>
          <table:table-cell office:value-type="string">
            <text:p>0m0.128s</text:p>
          </table:table-cell>
          <table:table-cell office:value-type="float" office:value="0.372">
            <text:p>0.372</text:p>
          </table:table-cell>
          <table:table-cell table:number-columns-repeated="8"/>
        </table:table-row>
        <table:table-row table:style-name="ro4">
          <table:table-cell table:style-name="ce1" office:value-type="float" office:value="100">
            <text:p>100</text:p>
          </table:table-cell>
          <table:table-cell table:number-columns-repeated="4"/>
          <table:table-cell office:value-type="string">
            <text:p>0m0.338s</text:p>
          </table:table-cell>
          <table:table-cell office:value-type="string">
            <text:p>0m0.212s</text:p>
          </table:table-cell>
          <table:table-cell office:value-type="string">
            <text:p>0m0.124s</text:p>
          </table:table-cell>
          <table:table-cell office:value-type="float" office:value="0.336">
            <text:p>0.336</text:p>
          </table:table-cell>
          <table:table-cell table:number-columns-repeated="8"/>
        </table:table-row>
        <table:table-row table:style-name="ro4">
          <table:table-cell table:style-name="ce1" office:value-type="float" office:value="100">
            <text:p>100</text:p>
          </table:table-cell>
          <table:table-cell table:number-columns-repeated="4"/>
          <table:table-cell office:value-type="string">
            <text:p>0m0.350s</text:p>
          </table:table-cell>
          <table:table-cell office:value-type="string">
            <text:p>0m0.228s</text:p>
          </table:table-cell>
          <table:table-cell office:value-type="string">
            <text:p>0m0.120s</text:p>
          </table:table-cell>
          <table:table-cell office:value-type="float" office:value="0.348">
            <text:p>0.348</text:p>
          </table:table-cell>
          <table:table-cell table:number-columns-repeated="8"/>
        </table:table-row>
        <table:table-row table:style-name="ro4">
          <table:table-cell table:style-name="ce1" office:value-type="float" office:value="100">
            <text:p>100</text:p>
          </table:table-cell>
          <table:table-cell table:number-columns-repeated="4"/>
          <table:table-cell office:value-type="string">
            <text:p>0m0.379s</text:p>
          </table:table-cell>
          <table:table-cell office:value-type="string">
            <text:p>0m0.220s</text:p>
          </table:table-cell>
          <table:table-cell office:value-type="string">
            <text:p>0m0.156s</text:p>
          </table:table-cell>
          <table:table-cell office:value-type="float" office:value="0.376">
            <text:p>0.376</text:p>
          </table:table-cell>
          <table:table-cell table:number-columns-repeated="8"/>
        </table:table-row>
        <table:table-row table:style-name="ro4">
          <table:table-cell table:number-columns-repeated="5"/>
          <table:table-cell office:value-type="string">
            <text:p>0m0.315s</text:p>
          </table:table-cell>
          <table:table-cell office:value-type="string">
            <text:p>0m0.204s</text:p>
          </table:table-cell>
          <table:table-cell office:value-type="string">
            <text:p>0m0.108s</text:p>
          </table:table-cell>
          <table:table-cell office:value-type="float" office:value="0.312">
            <text:p>0.312</text:p>
          </table:table-cell>
          <table:table-cell table:number-columns-repeated="8"/>
        </table:table-row>
        <table:table-row table:style-name="ro4" table:number-rows-repeated="104855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a </meta:initial-creator>
    <meta:creation-date>2014-01-09T19:45:09</meta:creation-date>
    <meta:generator>LibreOffice/3.5$Linux_X86_64 LibreOffice_project/350m1$Build-2</meta:generator>
    <dc:date>2014-01-10T15:15:57</dc:date>
    <dc:creator>doa </dc:creator>
    <meta:editing-duration>PT13H57M23S</meta:editing-duration>
    <meta:editing-cycles>32</meta:editing-cycles>
    <meta:document-statistic meta:table-count="3" meta:cell-count="144" meta:object-count="0"/>
  </office:meta>
</office:document-meta>
</file>